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4cb3b9"/>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f2d45"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4cb3b9"/>
    </style:style>
    <style:style style:name="P8" style:family="paragraph" style:parent-style-name="Table_20_Contents">
      <style:paragraph-properties fo:margin-top="0in" fo:margin-bottom="0in" style:contextual-spacing="false" fo:text-align="start" style:justify-single-word="false"/>
      <style:text-properties officeooo:rsid="0015288e" officeooo:paragraph-rsid="00310fd2"/>
    </style:style>
    <style:style style:name="P9" style:family="paragraph" style:parent-style-name="Table_20_Contents">
      <style:paragraph-properties fo:margin-top="0in" fo:margin-bottom="0in" style:contextual-spacing="false" fo:text-align="center" style:justify-single-word="false"/>
      <style:text-properties fo:font-weight="bold" officeooo:rsid="0015288e" officeooo:paragraph-rsid="00310fd2" style:font-weight-asian="bold" style:font-weight-complex="bold"/>
    </style:style>
    <style:style style:name="P10" style:family="paragraph" style:parent-style-name="Table_20_Contents">
      <style:paragraph-properties fo:margin-top="0in" fo:margin-bottom="0in" style:contextual-spacing="false" fo:text-align="start" style:justify-single-word="false"/>
      <style:text-properties fo:font-weight="bold" officeooo:rsid="0015288e" officeooo:paragraph-rsid="00310fd2" style:font-weight-asian="bold" style:font-weight-complex="bold"/>
    </style:style>
    <style:style style:name="P11" style:family="paragraph" style:parent-style-name="Table_20_Contents">
      <style:paragraph-properties fo:margin-top="0in" fo:margin-bottom="0in" style:contextual-spacing="false" fo:text-align="center" style:justify-single-word="false"/>
      <style:text-properties fo:font-weight="bold" officeooo:rsid="0017f504" officeooo:paragraph-rsid="00310fd2" style:font-weight-asian="bold" style:font-weight-complex="bold"/>
    </style:style>
    <style:style style:name="P12" style:family="paragraph" style:parent-style-name="Table_20_Contents">
      <style:paragraph-properties fo:margin-top="0in" fo:margin-bottom="0in" style:contextual-spacing="false" fo:text-align="center" style:justify-single-word="false"/>
      <style:text-properties fo:font-weight="bold" officeooo:rsid="002d8dc7" officeooo:paragraph-rsid="00310fd2" style:font-weight-asian="bold" style:font-weight-complex="bold"/>
    </style:style>
    <style:style style:name="P13"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14" style:family="paragraph" style:parent-style-name="Table_20_Contents">
      <style:paragraph-properties fo:margin-top="0in" fo:margin-bottom="0in" style:contextual-spacing="false" fo:text-align="start" style:justify-single-word="false"/>
      <style:text-properties officeooo:rsid="0016f8e1" officeooo:paragraph-rsid="00310fd2"/>
    </style:style>
    <style:style style:name="P15" style:family="paragraph" style:parent-style-name="Table_20_Contents">
      <style:paragraph-properties fo:margin-top="0in" fo:margin-bottom="0in" style:contextual-spacing="false" fo:text-align="center" style:justify-single-word="false"/>
      <style:text-properties fo:font-weight="normal" officeooo:rsid="0017f504" officeooo:paragraph-rsid="00310fd2" style:font-weight-asian="normal" style:font-weight-complex="normal"/>
    </style:style>
    <style:style style:name="P16" style:family="paragraph" style:parent-style-name="Table_20_Contents">
      <style:paragraph-properties fo:margin-top="0in" fo:margin-bottom="0in" style:contextual-spacing="false" fo:text-align="center" style:justify-single-word="false"/>
      <style:text-properties fo:font-weight="normal" officeooo:rsid="002d8dc7" officeooo:paragraph-rsid="00310fd2" style:font-weight-asian="normal" style:font-weight-complex="normal"/>
    </style:style>
    <style:style style:name="P17" style:family="paragraph" style:parent-style-name="Table_20_Contents">
      <style:paragraph-properties fo:margin-top="0in" fo:margin-bottom="0in" style:contextual-spacing="false" fo:text-align="center" style:justify-single-word="false"/>
      <style:text-properties fo:font-weight="normal" officeooo:rsid="002f3389" officeooo:paragraph-rsid="00310fd2" style:font-weight-asian="normal" style:font-weight-complex="normal"/>
    </style:style>
    <style:style style:name="P18" style:family="paragraph" style:parent-style-name="Table_20_Contents">
      <style:paragraph-properties fo:margin-top="0in" fo:margin-bottom="0in" style:contextual-spacing="false" fo:text-align="center" style:justify-single-word="false"/>
      <style:text-properties fo:font-weight="normal" officeooo:rsid="002f0993" officeooo:paragraph-rsid="00310fd2" style:font-weight-asian="normal" style:font-weight-complex="normal"/>
    </style:style>
    <style:style style:name="P19" style:family="paragraph" style:parent-style-name="Standard">
      <style:paragraph-properties fo:margin-top="0in" fo:margin-bottom="0in" style:contextual-spacing="false"/>
    </style:style>
    <style:style style:name="P20" style:family="paragraph" style:parent-style-name="Standard">
      <style:paragraph-properties fo:margin-top="0in" fo:margin-bottom="0in" style:contextual-spacing="false"/>
      <style:text-properties officeooo:paragraph-rsid="00310fd2"/>
    </style:style>
    <style:style style:name="P21" style:family="paragraph" style:parent-style-name="Standard">
      <style:text-properties officeooo:paragraph-rsid="00310fd2"/>
    </style:style>
    <style:style style:name="P22" style:family="paragraph" style:parent-style-name="Standard">
      <style:paragraph-properties fo:margin-top="0in" fo:margin-bottom="0in" style:contextual-spacing="false"/>
      <style:text-properties style:use-window-font-color="true" loext:opacity="0%"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23" style:family="paragraph" style:parent-style-name="Standard">
      <style:text-properties officeooo:paragraph-rsid="001d6d97"/>
    </style:style>
    <style:style style:name="P24" style:family="paragraph" style:parent-style-name="Standard">
      <style:text-properties officeooo:paragraph-rsid="00251f40"/>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text-properties style:font-name="Times New Roman" fo:font-size="12pt" officeooo:paragraph-rsid="004140dd" style:font-size-asian="12pt" style:font-size-complex="12pt"/>
    </style:style>
    <style:style style:name="P27" style:family="paragraph" style:parent-style-name="Standard">
      <style:text-properties style:font-name="Times New Roman" fo:font-size="12pt" officeooo:rsid="003c0546" style:font-size-asian="12pt" style:font-size-complex="12pt"/>
    </style:style>
    <style:style style:name="P28" style:family="paragraph" style:parent-style-name="Standard">
      <style:text-properties style:font-name="Times New Roman" fo:font-size="12pt" officeooo:rsid="0032d103" officeooo:paragraph-rsid="0032d103" style:font-size-asian="12pt" style:font-size-complex="12pt"/>
    </style:style>
    <style:style style:name="P29" style:family="paragraph" style:parent-style-name="Standard">
      <style:text-properties officeooo:rsid="003b4345" officeooo:paragraph-rsid="003b4345"/>
    </style:style>
    <style:style style:name="P30" style:family="paragraph" style:parent-style-name="Standard">
      <style:text-properties officeooo:rsid="003b4345" officeooo:paragraph-rsid="003ee4b7"/>
    </style:style>
    <style:style style:name="P31" style:family="paragraph" style:parent-style-name="Standard">
      <style:text-properties officeooo:rsid="00370040" officeooo:paragraph-rsid="002fe014"/>
    </style:style>
    <style:style style:name="P32" style:family="paragraph" style:parent-style-name="Standard">
      <style:text-properties officeooo:rsid="00361fa8" officeooo:paragraph-rsid="00361fa8"/>
    </style:style>
    <style:style style:name="P33" style:family="paragraph" style:parent-style-name="Standard">
      <style:text-properties officeooo:rsid="001f2b73" officeooo:paragraph-rsid="00365767"/>
    </style:style>
    <style:style style:name="P34" style:family="paragraph" style:parent-style-name="Standard">
      <style:text-properties officeooo:rsid="001f30b6" officeooo:paragraph-rsid="001f30b6"/>
    </style:style>
    <style:style style:name="P35" style:family="paragraph" style:parent-style-name="Standard">
      <style:text-properties officeooo:rsid="0020427a" officeooo:paragraph-rsid="0020427a"/>
    </style:style>
    <style:style style:name="P36" style:family="paragraph" style:parent-style-name="Standard">
      <style:paragraph-properties fo:margin-left="0in" fo:margin-right="0in" fo:text-indent="0in" style:auto-text-indent="false"/>
      <style:text-properties officeooo:rsid="0020427a" officeooo:paragraph-rsid="0020427a"/>
    </style:style>
    <style:style style:name="P37" style:family="paragraph" style:parent-style-name="Standard">
      <style:paragraph-properties fo:margin-left="0.5in" fo:margin-right="0in" fo:text-indent="0in" style:auto-text-indent="false"/>
      <style:text-properties officeooo:rsid="0020427a" officeooo:paragraph-rsid="0038076c"/>
    </style:style>
    <style:style style:name="P38" style:family="paragraph" style:parent-style-name="Standard">
      <style:paragraph-properties fo:margin-left="0in" fo:margin-right="0in" fo:text-indent="0in" style:auto-text-indent="false"/>
      <style:text-properties officeooo:rsid="0020427a" officeooo:paragraph-rsid="00225598"/>
    </style:style>
    <style:style style:name="P39" style:family="paragraph" style:parent-style-name="Standard">
      <style:text-properties officeooo:rsid="0020b16a" officeooo:paragraph-rsid="0020b16a"/>
    </style:style>
    <style:style style:name="P40" style:family="paragraph" style:parent-style-name="Standard">
      <style:text-properties officeooo:paragraph-rsid="00225598"/>
    </style:style>
    <style:style style:name="P41" style:family="paragraph" style:parent-style-name="Standard">
      <style:text-properties officeooo:rsid="0022798e" officeooo:paragraph-rsid="0022798e"/>
    </style:style>
    <style:style style:name="P42" style:family="paragraph" style:parent-style-name="Standard">
      <style:text-properties officeooo:rsid="0022798e" officeooo:paragraph-rsid="00230712"/>
    </style:style>
    <style:style style:name="P43" style:family="paragraph" style:parent-style-name="Standard">
      <style:text-properties officeooo:rsid="0022798e" officeooo:paragraph-rsid="00260e30"/>
    </style:style>
    <style:style style:name="P44" style:family="paragraph" style:parent-style-name="Standard">
      <style:text-properties officeooo:rsid="0022798e" officeooo:paragraph-rsid="00296010"/>
    </style:style>
    <style:style style:name="P45" style:family="paragraph" style:parent-style-name="Standard">
      <style:text-properties officeooo:rsid="0022798e" officeooo:paragraph-rsid="00265e4e"/>
    </style:style>
    <style:style style:name="P46" style:family="paragraph" style:parent-style-name="Standard">
      <style:text-properties officeooo:rsid="00288362" officeooo:paragraph-rsid="00288362"/>
    </style:style>
    <style:style style:name="P47" style:family="paragraph" style:parent-style-name="Standard">
      <style:text-properties officeooo:rsid="0032d7f2" officeooo:paragraph-rsid="002fe014"/>
    </style:style>
    <style:style style:name="P48" style:family="paragraph" style:parent-style-name="Standard">
      <style:text-properties officeooo:rsid="0034a889" officeooo:paragraph-rsid="002fe014"/>
    </style:style>
    <style:style style:name="P49" style:family="paragraph" style:parent-style-name="Standard">
      <style:text-properties officeooo:rsid="0034dbcc" officeooo:paragraph-rsid="002fe014"/>
    </style:style>
    <style:style style:name="P50" style:family="paragraph" style:parent-style-name="Standard">
      <style:text-properties officeooo:rsid="0035b71e" officeooo:paragraph-rsid="002fe014"/>
    </style:style>
    <style:style style:name="P51" style:family="paragraph" style:parent-style-name="Standard">
      <style:text-properties officeooo:rsid="004b022b" officeooo:paragraph-rsid="002fe014"/>
    </style:style>
    <style:style style:name="P52" style:family="paragraph" style:parent-style-name="Standard">
      <style:text-properties officeooo:paragraph-rsid="002fe014"/>
    </style:style>
    <style:style style:name="P53" style:family="paragraph" style:parent-style-name="Standard">
      <style:text-properties officeooo:rsid="00365767" officeooo:paragraph-rsid="00365767"/>
    </style:style>
    <style:style style:name="P54" style:family="paragraph" style:parent-style-name="Standard">
      <style:text-properties officeooo:rsid="003db118" officeooo:paragraph-rsid="003db118"/>
    </style:style>
    <style:style style:name="P55" style:family="paragraph" style:parent-style-name="Standard">
      <style:text-properties officeooo:rsid="003f177f" officeooo:paragraph-rsid="003f177f"/>
    </style:style>
    <style:style style:name="P56" style:family="paragraph" style:parent-style-name="Standard">
      <style:text-properties officeooo:paragraph-rsid="00431b24"/>
    </style:style>
    <style:style style:name="P5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8" style:family="paragraph" style:parent-style-name="Caption">
      <style:paragraph-properties fo:text-align="justify" style:justify-single-word="false"/>
      <style:text-properties officeooo:paragraph-rsid="00251f40"/>
    </style:style>
    <style:style style:name="P59" style:family="paragraph" style:parent-style-name="Caption">
      <style:paragraph-properties fo:text-align="justify" style:justify-single-word="false"/>
      <style:text-properties officeooo:paragraph-rsid="0025c567"/>
    </style:style>
    <style:style style:name="P60" style:family="paragraph" style:parent-style-name="Contents_20_4">
      <style:paragraph-properties>
        <style:tab-stops>
          <style:tab-stop style:position="6.9252in" style:type="right" style:leader-style="dotted" style:leader-text="."/>
        </style:tab-stops>
      </style:paragraph-properties>
    </style:style>
    <style:style style:name="P61" style:family="paragraph" style:parent-style-name="Contents_20_3">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9252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Standard">
      <style:paragraph-properties fo:break-before="page"/>
      <style:text-properties officeooo:paragraph-rsid="004ddbfe"/>
    </style:style>
    <style:style style:name="P65" style:family="paragraph" style:parent-style-name="Heading_20_1" style:master-page-name="First_20_Page">
      <style:paragraph-properties style:page-number="auto"/>
    </style:style>
    <style:style style:name="P66" style:family="paragraph" style:parent-style-name="Heading_20_2">
      <style:text-properties officeooo:rsid="001bfdc9" officeooo:paragraph-rsid="00310fd2"/>
    </style:style>
    <style:style style:name="P67" style:family="paragraph" style:parent-style-name="Heading_20_3">
      <style:text-properties officeooo:rsid="001bfdc9" officeooo:paragraph-rsid="001bfdc9"/>
    </style:style>
    <style:style style:name="P68" style:family="paragraph" style:parent-style-name="Heading_20_3">
      <style:text-properties officeooo:rsid="0020427a" officeooo:paragraph-rsid="0020427a"/>
    </style:style>
    <style:style style:name="P69" style:family="paragraph" style:parent-style-name="Heading_20_3">
      <style:text-properties officeooo:rsid="0022798e"/>
    </style:style>
    <style:style style:name="P70" style:family="paragraph" style:parent-style-name="Heading_20_3">
      <style:text-properties officeooo:rsid="00230712" officeooo:paragraph-rsid="00230712"/>
    </style:style>
    <style:style style:name="P71" style:family="paragraph" style:parent-style-name="Heading_20_3">
      <style:text-properties officeooo:rsid="0023e9af" officeooo:paragraph-rsid="0023e9af"/>
    </style:style>
    <style:style style:name="P72" style:family="paragraph" style:parent-style-name="Heading_20_3">
      <style:text-properties officeooo:rsid="00260e30" officeooo:paragraph-rsid="00260e30"/>
    </style:style>
    <style:style style:name="P73" style:family="paragraph" style:parent-style-name="Heading_20_3">
      <style:text-properties officeooo:rsid="00265e4e" officeooo:paragraph-rsid="00265e4e"/>
    </style:style>
    <style:style style:name="P74" style:family="paragraph" style:parent-style-name="Heading_20_3">
      <style:text-properties officeooo:rsid="0032d7f2" officeooo:paragraph-rsid="002fe014"/>
    </style:style>
    <style:style style:name="P75" style:family="paragraph" style:parent-style-name="Heading_20_3">
      <style:text-properties officeooo:rsid="0034a889" officeooo:paragraph-rsid="002fe014"/>
    </style:style>
    <style:style style:name="P76" style:family="paragraph" style:parent-style-name="Heading_20_3">
      <style:text-properties officeooo:rsid="0034dbcc" officeooo:paragraph-rsid="002fe014"/>
    </style:style>
    <style:style style:name="P77" style:family="paragraph" style:parent-style-name="Heading_20_3">
      <style:text-properties officeooo:rsid="00354014" officeooo:paragraph-rsid="002fe014"/>
    </style:style>
    <style:style style:name="P78" style:family="paragraph" style:parent-style-name="Heading_20_3">
      <style:text-properties officeooo:rsid="0035b71e" officeooo:paragraph-rsid="002fe014"/>
    </style:style>
    <style:style style:name="P79" style:family="paragraph" style:parent-style-name="Heading_20_3">
      <style:text-properties officeooo:rsid="003b4345" officeooo:paragraph-rsid="003b4345"/>
    </style:style>
    <style:style style:name="P80" style:family="paragraph" style:parent-style-name="Heading_20_3">
      <style:text-properties officeooo:rsid="00361fa8" officeooo:paragraph-rsid="00361fa8"/>
    </style:style>
    <style:style style:name="P81" style:family="paragraph" style:parent-style-name="Heading_20_3">
      <style:text-properties officeooo:rsid="00370040" officeooo:paragraph-rsid="002fe014"/>
    </style:style>
    <style:style style:name="P82" style:family="paragraph" style:parent-style-name="Standard" style:list-style-name="L1"/>
    <style:style style:name="P83" style:family="paragraph" style:parent-style-name="Standard" style:list-style-name="L2">
      <style:text-properties officeooo:paragraph-rsid="00310fd2"/>
    </style:style>
    <style:style style:name="P84" style:family="paragraph" style:parent-style-name="Standard" style:list-style-name="L3">
      <style:text-properties officeooo:rsid="00365767" officeooo:paragraph-rsid="00365767"/>
    </style:style>
    <style:style style:name="P85" style:family="paragraph" style:parent-style-name="Standard" style:list-style-name="L4">
      <style:text-properties officeooo:rsid="00365767" officeooo:paragraph-rsid="00365767"/>
    </style:style>
    <style:style style:name="P86" style:family="paragraph" style:parent-style-name="Standard" style:list-style-name="L5">
      <style:paragraph-properties fo:margin-top="0in" fo:margin-bottom="0.0598in" style:contextual-spacing="false"/>
      <style:text-properties officeooo:rsid="00365767" officeooo:paragraph-rsid="00365767"/>
    </style:style>
    <style:style style:name="P87" style:family="paragraph" style:parent-style-name="Standard" style:list-style-name="L5">
      <style:paragraph-properties fo:margin-top="0in" fo:margin-bottom="0.0598in" style:contextual-spacing="false"/>
      <style:text-properties officeooo:rsid="001f2b73" officeooo:paragraph-rsid="001f2b73"/>
    </style:style>
    <style:style style:name="P88" style:family="paragraph" style:parent-style-name="Standard" style:list-style-name="L6">
      <style:paragraph-properties fo:margin-top="0in" fo:margin-bottom="0.0598in" style:contextual-spacing="false"/>
      <style:text-properties style:font-name="Times New Roman" fo:font-size="12pt" officeooo:rsid="0032d103" officeooo:paragraph-rsid="0032d103" style:font-size-asian="12pt" style:font-size-complex="12pt"/>
    </style:style>
    <style:style style:name="P89" style:family="paragraph" style:parent-style-name="Standard" style:list-style-name="L6">
      <style:paragraph-properties fo:margin-top="0in" fo:margin-bottom="0.0598in" style:contextual-spacing="false"/>
      <style:text-properties style:font-name="Times New Roman" fo:font-size="12pt" style:font-size-asian="12pt" style:font-size-complex="12pt"/>
    </style:style>
    <style:style style:name="P90" style:family="paragraph" style:parent-style-name="Standard" style:list-style-name="L6">
      <style:text-properties style:font-name="Times New Roman" fo:font-size="12pt" style:font-size-asian="12pt" style:font-size-complex="12pt"/>
    </style:style>
    <style:style style:name="P91" style:family="paragraph" style:parent-style-name="Standard" style:list-style-name="L7">
      <style:paragraph-properties fo:margin-top="0in" fo:margin-bottom="0.0598in" style:contextual-spacing="false"/>
      <style:text-properties style:font-name="Times New Roman" fo:font-size="12pt" officeooo:paragraph-rsid="0032d103" style:font-size-asian="12pt" style:font-size-complex="12pt"/>
    </style:style>
    <style:style style:name="P92" style:family="paragraph" style:parent-style-name="Standard" style:list-style-name="L7">
      <style:paragraph-properties fo:margin-top="0in" fo:margin-bottom="0.0598in" style:contextual-spacing="false"/>
      <style:text-properties style:font-name="Times New Roman" fo:font-size="12pt" style:font-size-asian="12pt" style:font-size-complex="12pt"/>
    </style:style>
    <style:style style:name="P93" style:family="paragraph" style:parent-style-name="Standard" style:list-style-name="L7">
      <style:text-properties fo:color="#1a1a1a" loext:opacity="100%" style:text-outline="false" style:font-name="Times New Roman" fo:font-size="12pt" fo:letter-spacing="normal" officeooo:rsid="0032d103" officeooo:paragraph-rsid="0032d103" style:letter-kerning="false" style:font-size-asian="12pt" style:font-size-complex="12pt"/>
    </style:style>
    <style:style style:name="P94" style:family="paragraph" style:parent-style-name="Standard" style:list-style-name="L8"/>
    <style:style style:name="P95" style:family="paragraph" style:parent-style-name="Standard" style:list-style-name="L9"/>
    <style:style style:name="P96" style:family="paragraph" style:parent-style-name="Standard" style:list-style-name="L10">
      <style:text-properties officeooo:rsid="00431b24" officeooo:paragraph-rsid="00431b24"/>
    </style:style>
    <style:style style:name="P97" style:family="paragraph" style:parent-style-name="Standard" style:list-style-name="L10">
      <style:text-properties officeooo:rsid="00431b24" officeooo:paragraph-rsid="0043b499"/>
    </style:style>
    <style:style style:name="P98" style:family="paragraph" style:parent-style-name="Standard" style:list-style-name="L10">
      <style:text-properties officeooo:rsid="0043b499" officeooo:paragraph-rsid="0043b499"/>
    </style:style>
    <style:style style:name="P99" style:family="paragraph" style:parent-style-name="Standard">
      <style:text-properties officeooo:paragraph-rsid="002fe014"/>
    </style:style>
    <style:style style:name="P100" style:family="paragraph" style:parent-style-name="Standard">
      <style:text-properties officeooo:rsid="004f5de6" officeooo:paragraph-rsid="004f5de6"/>
    </style:style>
    <style:style style:name="T1" style:family="text">
      <style:text-properties fo:font-size="8pt" officeooo:rsid="0016888d" style:font-size-asian="8pt" style:font-size-complex="8pt"/>
    </style:style>
    <style:style style:name="T2" style:family="text">
      <style:text-properties fo:font-size="8pt" officeooo:rsid="002f2d45" style:font-size-asian="8pt" style:font-size-complex="8pt"/>
    </style:style>
    <style:style style:name="T3" style:family="text">
      <style:text-properties officeooo:rsid="003f990a"/>
    </style:style>
    <style:style style:name="T4" style:family="text">
      <style:text-properties officeooo:rsid="0025c567"/>
    </style:style>
    <style:style style:name="T5" style:family="text">
      <style:text-properties officeooo:rsid="003d5c94"/>
    </style:style>
    <style:style style:name="T6" style:family="text">
      <style:text-properties style:use-window-font-color="true" loext:opacity="0%" fo:language="en" fo:country="US" fo:font-weight="normal" style:font-name-asian="Times New Roman" style:font-weight-asian="normal" style:font-name-complex="Times New Roman" style:language-complex="ar" style:country-complex="SA" style:font-weight-complex="normal"/>
    </style:style>
    <style:style style:name="T7" style:family="text">
      <style:text-properties style:use-window-font-color="true" loext:opacity="0%" fo:language="en" fo:country="US" fo:font-weight="normal" officeooo:rsid="003d5c94" style:font-name-asian="Times New Roman" style:font-weight-asian="normal" style:font-name-complex="Times New Roman" style:language-complex="ar" style:country-complex="SA" style:font-weight-complex="normal"/>
    </style:style>
    <style:style style:name="T8" style:family="text">
      <style:text-properties style:use-window-font-color="true" loext:opacity="0%" fo:language="en" fo:country="US" fo:font-weight="normal" officeooo:rsid="004140dd" style:font-name-asian="Times New Roman" style:font-weight-asian="normal" style:font-name-complex="Times New Roman" style:language-complex="ar" style:country-complex="SA" style:font-weight-complex="normal"/>
    </style:style>
    <style:style style:name="T9" style:family="text">
      <style:text-properties style:use-window-font-color="true" loext:opacity="0%" fo:language="en" fo:country="US" style:font-name-asian="Times New Roman" style:font-name-complex="Times New Roman" style:language-complex="ar" style:country-complex="SA"/>
    </style:style>
    <style:style style:name="T10" style:family="text">
      <style:text-properties style:use-window-font-color="true" loext:opacity="0%" fo:language="en" fo:country="US" officeooo:rsid="003c0546" style:font-name-asian="Times New Roman" style:font-name-complex="Times New Roman" style:language-complex="ar" style:country-complex="SA"/>
    </style:style>
    <style:style style:name="T11"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508e77" style:font-name-asian="Times New Roman" style:font-size-asian="12pt" style:font-name-complex="Times New Roman" style:font-size-complex="12pt" style:language-complex="ar" style:country-complex="SA"/>
    </style:style>
    <style:style style:name="T15" style:family="text">
      <style:text-properties officeooo:rsid="003cfc3d"/>
    </style:style>
    <style:style style:name="T16" style:family="text">
      <style:text-properties officeooo:rsid="003a60f1"/>
    </style:style>
    <style:style style:name="T17" style:family="text">
      <style:text-properties officeooo:rsid="00343a31"/>
    </style:style>
    <style:style style:name="T18" style:family="text">
      <style:text-properties style:text-position="33% 80%"/>
    </style:style>
    <style:style style:name="T19" style:family="text">
      <style:text-properties style:text-underline-style="solid" style:text-underline-width="auto" style:text-underline-color="font-color"/>
    </style:style>
    <style:style style:name="T20" style:family="text">
      <style:text-properties officeooo:rsid="0016f8e1"/>
    </style:style>
    <style:style style:name="T21" style:family="text">
      <style:text-properties officeooo:rsid="0017cfc0"/>
    </style:style>
    <style:style style:name="T22" style:family="text">
      <style:text-properties officeooo:rsid="0018bd11"/>
    </style:style>
    <style:style style:name="T23" style:family="text">
      <style:text-properties officeooo:rsid="001d6d97"/>
    </style:style>
    <style:style style:name="T24" style:family="text">
      <style:text-properties officeooo:rsid="001ed187"/>
    </style:style>
    <style:style style:name="T25" style:family="text">
      <style:text-properties officeooo:rsid="0020427a"/>
    </style:style>
    <style:style style:name="T26" style:family="text">
      <style:text-properties officeooo:rsid="0020b16a"/>
    </style:style>
    <style:style style:name="T27" style:family="text">
      <style:text-properties officeooo:rsid="00225598"/>
    </style:style>
    <style:style style:name="T28" style:family="text">
      <style:text-properties officeooo:rsid="0023e9af"/>
    </style:style>
    <style:style style:name="T29" style:family="text">
      <style:text-properties officeooo:rsid="002703cb"/>
    </style:style>
    <style:style style:name="T30" style:family="text">
      <style:text-properties officeooo:rsid="00283219"/>
    </style:style>
    <style:style style:name="T31" style:family="text">
      <style:text-properties officeooo:rsid="00296010"/>
    </style:style>
    <style:style style:name="T32" style:family="text">
      <style:text-properties officeooo:rsid="003c0546"/>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3d5c94" style:font-weight-asian="normal" style:font-weight-complex="normal"/>
    </style:style>
    <style:style style:name="T36" style:family="text">
      <style:text-properties officeooo:rsid="00357c9a"/>
    </style:style>
    <style:style style:name="T37" style:family="text">
      <style:text-properties officeooo:rsid="003d9a46"/>
    </style:style>
    <style:style style:name="T38" style:family="text">
      <style:text-properties officeooo:rsid="003eba0e"/>
    </style:style>
    <style:style style:name="T39" style:family="text">
      <style:text-properties officeooo:rsid="003132e9"/>
    </style:style>
    <style:style style:name="T40" style:family="text">
      <style:text-properties officeooo:rsid="002d8dc7"/>
    </style:style>
    <style:style style:name="T41" style:family="text">
      <style:text-properties officeooo:rsid="0032d103"/>
    </style:style>
    <style:style style:name="T42" style:family="text">
      <style:text-properties fo:color="#1a1a1a" loext:opacity="100%" style:text-outline="false" fo:letter-spacing="normal" style:letter-kerning="false"/>
    </style:style>
    <style:style style:name="T43" style:family="text">
      <style:text-properties fo:color="#1a1a1a" loext:opacity="100%" style:text-outline="false" fo:letter-spacing="normal" officeooo:rsid="0032d103" style:letter-kerning="false"/>
    </style:style>
    <style:style style:name="T44" style:family="text">
      <style:text-properties officeooo:rsid="00365767"/>
    </style:style>
    <style:style style:name="T45" style:family="text">
      <style:text-properties officeooo:rsid="0038076c"/>
    </style:style>
    <style:style style:name="T46" style:family="text">
      <style:text-properties officeooo:rsid="0041b6f2"/>
    </style:style>
    <style:style style:name="T47" style:family="text">
      <style:text-properties officeooo:rsid="00431b24"/>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87088224" text:id="ct105553187088224">
          <text:insertion>
            <office:change-info>
              <dc:creator>Bob Jacobsen</dc:creator>
              <dc:date>2023-03-31T19:00:04</dc:date>
            </office:change-info>
          </text:insertion>
        </text:changed-region>
        <text:changed-region xml:id="ct105553187094768" text:id="ct105553187094768">
          <text:insertion>
            <office:change-info>
              <dc:creator>Bob Jacobsen</dc:creator>
              <dc:date>2023-03-31T19:01: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Introduction</text:h>
      <text:p text:style-name="Standard">This Technical Note provides background for the association Memory Configuration Standard.</text:p>
      <text:p text:style-name="Standard">The protocol is called “<text:span text:style-name="T30">M</text:span>emory <text:span text:style-name="T30">Configuration</text:span>” because it makes the configuration information in the node look like it's stored in linear memory spaces. <text:s/></text:p>
      <text:list text:style-name="L1">
        <text:list-item>
          <text:p text:style-name="P82">Don't assume that the information actually has to be stored t<text:span text:style-name="T29">he same</text:span> way <text:span text:style-name="T3">as</text:span> <text:span text:style-name="T29">it is accessed through this protocol,</text:span> as linear memory. <text:s/>The node can remap the information that's being read or written into whatever internal organization it needs.</text:p>
        </text:list-item>
        <text:list-item>
          <text:p text:style-name="P82">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82">Don't assume that this is only used for <text:span text:style-name="T19">persistent</text:span> configuration information. <text:s/>The protocol is already being used for e.g. retrieving the CDI, and for providing a simple debug capability that allows program<text:span text:style-name="T29">m</text:span>ers <text:span text:style-name="T29">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21">For more information on format and presentation, see: </text:p>
      <text:list text:style-name="L2">
        <text:list-item>
          <text:p text:style-name="P83">OpenLCB Common Information Technical Note</text:p>
        </text:list-item>
      </text:list>
      <text:h text:style-name="P66" text:outline-level="2">Message Formats</text:h>
      <text:p text:style-name="P21">This section is about helping implementors see how to decode the message format. It's not normative.</text:p>
      <text:p text:style-name="P21">Configuration messages use a specific datagram format consisting of the datagram type byte, followed by a single byte combining the operation “Command Type” field and flags. This is then followed by data in an operation-specific format. <text:s/><text:span text:style-name="T39">The table below summarizes some of the possible data formats supported by Memory Configuration messages.</text:span> </text:p>
      <table:table table:name="Table4" table:style-name="Table4">
        <table:table-column table:style-name="Table4.A" table:number-columns-repeated="7"/>
        <table:table-column table:style-name="Table4.H"/>
        <text:soft-page-break/>
        <table:table-row>
          <table:table-cell table:style-name="Table4.A1" office:value-type="string">
            <text:p text:style-name="P11">Byte 0</text:p>
          </table:table-cell>
          <table:table-cell table:style-name="Table4.B1" office:value-type="string">
            <text:p text:style-name="P11">Byte 1</text:p>
          </table:table-cell>
          <table:table-cell table:style-name="Table4.C1" office:value-type="string">
            <text:p text:style-name="P11">Byte 2</text:p>
          </table:table-cell>
          <table:table-cell table:style-name="Table4.D1" office:value-type="string">
            <text:p text:style-name="P12">Byte 3</text:p>
          </table:table-cell>
          <table:table-cell table:style-name="Table4.E1" office:value-type="string">
            <text:p text:style-name="P12">Byte 4</text:p>
          </table:table-cell>
          <table:table-cell table:style-name="Table4.F1" office:value-type="string">
            <text:p text:style-name="P12">Byte 5</text:p>
          </table:table-cell>
          <table:table-cell table:style-name="Table4.G1" office:value-type="string">
            <text:p text:style-name="P11">Byte 6 </text:p>
          </table:table-cell>
          <table:table-cell table:style-name="Table4.H1" office:value-type="string">
            <text:p text:style-name="P11">Remaining Bytes</text:p>
          </table:table-cell>
        </table:table-row>
        <table:table-row>
          <table:table-cell table:style-name="Table4.A2" table:number-rows-spanned="5" office:value-type="string">
            <text:p text:style-name="P15">Datagram Typ<text:span text:style-name="T40">e (0x20)</text:span></text:p>
          </table:table-cell>
          <table:table-cell table:style-name="Table4.B2" table:number-rows-spanned="5" office:value-type="string">
            <text:p text:style-name="P15">Command Type</text:p>
          </table:table-cell>
          <table:table-cell table:style-name="Table4.C2" table:number-columns-spanned="4" office:value-type="string">
            <text:p text:style-name="P15">Starting Address</text:p>
          </table:table-cell>
          <table:covered-table-cell/>
          <table:covered-table-cell/>
          <table:covered-table-cell/>
          <table:table-cell table:style-name="Table4.G2" office:value-type="string">
            <text:p text:style-name="P15">Address Space <text:span text:style-name="T40">(Optional)</text:span></text:p>
          </table:table-cell>
          <table:table-cell table:style-name="Table4.H2" office:value-type="string">
            <text:p text:style-name="P15">Command Specific</text:p>
          </table:table-cell>
        </table:table-row>
        <table:table-row>
          <table:covered-table-cell table:style-name="Table4.A2"/>
          <table:covered-table-cell table:style-name="Table4.B2"/>
          <table:table-cell table:style-name="Table4.C3" table:number-columns-spanned="2" office:value-type="string">
            <text:p text:style-name="P16">Available Commands</text:p>
          </table:table-cell>
          <table:covered-table-cell/>
          <table:table-cell table:style-name="Table4.E3" office:value-type="string">
            <text:p text:style-name="P16">Write Lengths</text:p>
          </table:table-cell>
          <table:table-cell table:style-name="Table4.F3" office:value-type="string">
            <text:p text:style-name="P16">Highest Address Space</text:p>
          </table:table-cell>
          <table:table-cell table:style-name="Table4.G2" office:value-type="string">
            <text:p text:style-name="P16">Lowest Address Space</text:p>
          </table:table-cell>
          <table:table-cell table:style-name="Table4.H3" office:value-type="string">
            <text:p text:style-name="P16">Name String (Optional)</text:p>
          </table:table-cell>
        </table:table-row>
        <table:table-row>
          <table:covered-table-cell table:style-name="Table4.A2"/>
          <table:covered-table-cell table:style-name="Table4.B2"/>
          <table:table-cell table:style-name="Table4.C4" table:number-columns-spanned="6" office:value-type="string">
            <text:p text:style-name="P17">Node ID</text:p>
          </table:table-cell>
          <table:covered-table-cell/>
          <table:covered-table-cell/>
          <table:covered-table-cell/>
          <table:covered-table-cell/>
          <table:covered-table-cell/>
        </table:table-row>
        <table:table-row>
          <table:covered-table-cell table:style-name="Table4.A2"/>
          <table:covered-table-cell table:style-name="Table4.B2"/>
          <table:table-cell table:style-name="Table4.C5" office:value-type="string">
            <text:p text:style-name="P18">Address Space</text:p>
          </table:table-cell>
          <table:table-cell table:style-name="Table4.D5" table:number-columns-spanned="4" office:value-type="string">
            <text:p text:style-name="P18">Highest Address</text:p>
          </table:table-cell>
          <table:covered-table-cell/>
          <table:covered-table-cell/>
          <table:covered-table-cell/>
          <table:table-cell table:style-name="Table4.H5" office:value-type="string">
            <text:p text:style-name="P18">Additional ...</text:p>
          </table:table-cell>
        </table:table-row>
        <table:table-row>
          <table:covered-table-cell table:style-name="Table4.A2"/>
          <table:covered-table-cell table:style-name="Table4.B2"/>
          <table:table-cell table:style-name="Table4.C6" office:value-type="string">
            <text:p text:style-name="P18">Address Space</text:p>
          </table:table-cell>
          <table:table-cell table:style-name="Table4.D6" table:number-columns-spanned="5" office:value-type="string">
            <text:p text:style-name="P15"/>
          </table:table-cell>
          <table:covered-table-cell/>
          <table:covered-table-cell/>
          <table:covered-table-cell/>
          <table:covered-table-cell/>
        </table:table-row>
      </table:table>
      <text:p text:style-name="P21"/>
      <text:p text:style-name="P21">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9">Byte 1 <text:span text:style-name="T22">(Command Type)</text:span></text:p>
            </table:table-cell>
            <table:covered-table-cell/>
          </table:table-row>
        </table:table-header-rows>
        <table:table-row table:style-name="Table5.1">
          <table:table-cell table:style-name="Table5.A2" office:value-type="string">
            <text:p text:style-name="P10">Bits 7..6 – <text:span text:style-name="T20">Command Type</text:span></text:p>
          </table:table-cell>
          <table:table-cell table:style-name="Table5.B2" office:value-type="string">
            <text:p text:style-name="P8">0b00 – Write operations</text:p>
            <text:p text:style-name="P8">0b01 – Read operations</text:p>
            <text:p text:style-name="P8">0b10 – Control operations</text:p>
            <text:p text:style-name="P8">0b11 – Not used / reserved</text:p>
          </table:table-cell>
        </table:table-row>
        <table:table-row table:style-name="Table5.1">
          <table:table-cell table:style-name="Table5.A3" office:value-type="string">
            <text:p text:style-name="P10">Bit 5 – <text:span text:style-name="T20">Stream/Datagram</text:span></text:p>
          </table:table-cell>
          <table:table-cell table:style-name="Table5.B3" office:value-type="string">
            <text:p text:style-name="P8">0b0 – Use Datagrams</text:p>
            <text:p text:style-name="P8">0b1 – Use Streams</text:p>
          </table:table-cell>
        </table:table-row>
        <table:table-row table:style-name="Table5.1">
          <table:table-cell table:style-name="Table5.A3" office:value-type="string">
            <text:p text:style-name="P10">Bit 4 – <text:span text:style-name="T20">Command/Reply</text:span></text:p>
          </table:table-cell>
          <table:table-cell table:style-name="Table5.B4" office:value-type="string">
            <text:p text:style-name="P8">0b0 – Command</text:p>
            <text:p text:style-name="P8">0b1 – Reply</text:p>
          </table:table-cell>
        </table:table-row>
        <table:table-row table:style-name="Table5.1">
          <table:table-cell table:style-name="Table5.A3" office:value-type="string">
            <text:p text:style-name="P10">Bit 3 – <text:span text:style-name="T20">(Command) Under Mask</text:span></text:p>
            <text:p text:style-name="P13">Bit 3 – (Reply) Fail/OK</text:p>
          </table:table-cell>
          <table:table-cell table:style-name="Table5.B5" office:value-type="string">
            <text:p text:style-name="P8">0b0 – Not under mask</text:p>
            <text:p text:style-name="P8">0b1 – Under mask</text:p>
            <text:p text:style-name="P14">0b0 – Okay</text:p>
            <text:p text:style-name="P14">0b1 - Fail</text:p>
          </table:table-cell>
        </table:table-row>
        <table:table-row table:style-name="Table5.1">
          <table:table-cell table:style-name="Table5.A3" office:value-type="string">
            <text:p text:style-name="P10">Bit 2 – <text:span text:style-name="T20">Reserved</text:span></text:p>
          </table:table-cell>
          <table:table-cell table:style-name="Table5.B6" office:value-type="string">
            <text:p text:style-name="P8">0b0 – send as zero, check on receipt</text:p>
          </table:table-cell>
        </table:table-row>
        <table:table-row table:style-name="Table5.1">
          <table:table-cell table:style-name="Table5.A7" office:value-type="string">
            <text:p text:style-name="P10">Bits 1..0 – <text:span text:style-name="T21">Address Space</text:span></text:p>
          </table:table-cell>
          <table:table-cell table:style-name="Table5.B7" office:value-type="string">
            <text:p text:style-name="P8">0b00 – Address space in byte 6</text:p>
            <text:p text:style-name="P8">0b01 – Address space 0xFD</text:p>
            <text:p text:style-name="P8">0b10 – Address space 0xFE</text:p>
            <text:p text:style-name="P8">0b1<text:span text:style-name="T16">1</text:span> – Address space 0xFF</text:p>
          </table:table-cell>
        </table:table-row>
      </table:table>
      <text:p text:style-name="P21"/>
      <text:h text:style-name="Heading_20_3" text:outline-level="3">Address Space Size</text:h>
      <text:p text:style-name="P23">The four-byte address allows directly addressing 4GB of data. The use of address spaces (see <text:a xlink:type="simple" xlink:href="#2.4.2.Address Space Selection|outline" text:style-name="Internet_20_link" text:visited-style-name="Visited_20_Internet_20_Link"><text:span text:style-name="T17">2.4.2.Address Space Selection</text:span></text:a>) allows direct access to 1TB <text:span text:style-name="T24">of data</text:span>.</text:p>
      <text:p text:style-name="P23">The large address range removes the need for address <text:span text:style-name="T3">and paging </text:span>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23">Although a 32-bit address space is large enough to cover combined uses of memory, it can be more convenient to consider separate address spaces in the node. <text:s/>This can also be considered to be a top digit in a global address space, <text:span text:style-name="T23">if desired</text:span>, but note that the separate address spaces may cover the same memory objects, e.g. “all memory” and “configuration” spaces may reference the same <text:span text:style-name="T23">physical (or virtual) location in </text:span>memory.</text:p>
      <text:h text:style-name="P67" text:outline-level="3"><text:span text:style-name="T25">Generic </text:span>Error Handling</text:h>
      <text:p text:style-name="P33">An unknown command in byte 1 <text:span text:style-name="T44">error</text:span> may result from <text:span text:style-name="T44">requesting </text:span>a command that is not defined by the standard, but it may also result from <text:span text:style-name="T44">requesting </text:span>a command the that standard defines, which the node being accessed does not support. <text:s/>The error code to send is not specified, however, the recommended error code to be sent in the OpenLCB Datagram Transport Datagram Rejected message <text:span text:style-name="T44">the following:</text:span></text:p>
      <text:list text:style-name="L3">
        <text:list-item>
          <text:p text:style-name="P84">0x1041 <text:span text:style-name="T11">–</text:span> Permanent error: Not implemented, subcommand is unknown.</text:p>
        </text:list-item>
      </text:list>
      <text:p text:style-name="P33"><text:span text:style-name="T44">In the appropriate situations a Datagram Rejected or a response datagram with Failed status should use the following specific error codes</text:span>:</text:p>
      <text:list text:style-name="L4">
        <text:list-item>
          <text:p text:style-name="P85">0x1081 <text:span text:style-name="T11">–</text:span> Permanent error: Invalid argument. Address space not known.</text:p>
        </text:list-item>
        <text:list-item>
          <text:p text:style-name="P85">0x1082 <text:span text:style-name="T11">–</text:span> Permanent error: Invalid argument. Out of bounds, address space is valid, but the address within the space is not implemented.</text:p>
        </text:list-item>
        <text:list-item>
          <text:p text:style-name="P85">0x1083 <text:span text:style-name="T11">–</text:span> Permanent error: Invalid argument. Write access to a read-only space.</text:p>
        </text:list-item>
      </text:list>
      <text:p text:style-name="P53">In addition, all other error codes defined in the Message Network Standard <text:span text:style-name="T45">or Datagram Standard </text:span>may be used, for example:</text:p>
      <text:list text:style-name="L5">
        <text:list-item>
          <text:p text:style-name="P87">0x1000 – Permanent error, not further specified.</text:p>
        </text:list-item>
        <text:list-item>
          <text:p text:style-name="P87">0x1040 – Not implemented, not further specified.</text:p>
        </text:list-item>
        <text:list-item>
          <text:p text:style-name="P86">0x1080 <text:span text:style-name="T11">–</text:span> Invalid arguments, not further specified.</text:p>
        </text:list-item>
      </text:list>
      <text:p text:style-name="P34">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45">the error code 0x1043 (Not Implemented, unknown MTI or Transport protocol is not supported).</text:span></text:p>
      <text:p text:style-name="P35">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68" text:outline-level="3">Read Command</text:h>
      <text:p text:style-name="P35">This is a request to read an address space. <text:s/>If the address space does not exist, a Datagram Rejected message <text:span text:style-name="T45">shall</text:span> be sent with a permanent error. <text:s/>The likely error code would be:</text:p>
      <text:p text:style-name="P37"><text:span text:style-name="T44">0x1081 </text:span><text:span text:style-name="T13">–</text:span><text:span text:style-name="T44"> Permanent error: Invalid argument. Address space not known.</text:span></text:p>
      <text:p text:style-name="P36">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38"><text:soft-page-break/><text:s/><text:span text:style-name="T26">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68" text:outline-level="3">Read Reply</text:h>
      <text:p text:style-name="P35">This message is sent in response to a Read Command <text:span text:style-name="T26">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39">A Read Reply is not considered to be in error unless it responds with zero bytes of data. <text:s/>In this case, a failure should be indicated with a<text:span text:style-name="T27">n appropriate error code as defined by the OpenLCB Memory Configuration Standard and/or the OpenLCB Message Network Standard.</text:span></text:p>
      <text:p text:style-name="P40">The figure shows a typical read operation. The Read Command is carried to the device being configured by a datagram, the read operation takes place, and the results are returned in another datagram. </text:p>
      <text:p text:style-name="Standard"><draw:frame draw:style-name="fr3" draw:name="graphics2" text:anchor-type="paragraph" svg:x="0.7598in" svg:y="0in" svg:width="5.5047in" svg:height="6.6972in" draw:z-index="3"><draw:image xlink:href="../mscgen/MemConfReadOK.png" xlink:type="simple" xlink:show="embed" xlink:actuate="onLoad" draw:mime-type="image/png"/></draw:frame><text:soft-page-break/></text:p>
      <text:h text:style-name="P69" text:outline-level="3">Read Stream Command</text:h>
      <text:p text:style-name="P41">Stream support within the OpenLCB Memory Configuration Protocol is considered experimental. <text:s/>A version of this Technical Note and corresponding Standard containing updated information on the usage of streams will likely be adopted at a future time.</text:p>
      <text:h text:style-name="P70" text:outline-level="3">Read Stream Reply</text:h>
      <text:p text:style-name="P42">Stream support within the OpenLCB Memory Configuration Protocol is considered experimental. <text:s/>A version of this Technical Note and corresponding Standard containing updated information on the usage of streams will likely be adopted at a future time.</text:p>
      <text:h text:style-name="P71" text:outline-level="3"><text:soft-page-break/>Write Command</text:h>
      <text:p text:style-name="P24">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58"><draw:frame draw:style-name="fr2" draw:name="graphics3" text:anchor-type="paragraph" svg:x="0.7417in" svg:y="0.0783in" svg:width="5.5047in" svg:height="3.7618in" draw:z-index="1"><draw:image xlink:href="../mscgen/MemConfWriteOK.png" xlink:type="simple" xlink:show="embed" xlink:actuate="onLoad" draw:mime-type="image/png"/></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28">rite Reply</text:span></text:h>
      <text:p text:style-name="P24">For the less-common case of writes that might fail and/or take a long time, the <text:span text:style-name="T4">Datagram OK </text:span>reply to the Write datagram can <text:span text:style-name="T4">have the Reply Pending bit set</text:span>, followed by a Write Reply when the operation is done. <text:s/>That Write Reply, in turn, <text:span text:style-name="T11">informs the </text:span><text:span text:style-name="T12">requester</text:span><text:span text:style-name="T11"> when the operation was complete, and whether it completed OK.</text:span></text:p>
      <text:p text:style-name="P59"><draw:frame draw:style-name="fr1" draw:name="graphics4" text:anchor-type="paragraph" svg:y="0.05in" svg:width="5.5047in" svg:height="6.6972in" draw:z-index="2"><draw:image xlink:href="../mscgen/MemConfWriteReply.png" xlink:type="simple" xlink:show="embed" xlink:actuate="onLoad" draw:mime-type="image/png"/></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71" text:outline-level="3">Write Under Mask Command</text:h>
      <text:p text:style-name="P46">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46">The primary use for this is to set/clear individual bits within a larger addressable type such as a byte, or multi-byte word.</text:p>
      <text:h text:style-name="P72" text:outline-level="3"><text:soft-page-break/>Write Stream Command</text:h>
      <text:p text:style-name="P43">Stream support within the OpenLCB Memory Configuration Protocol is considered experimental. <text:s/>A version of this Technical Note and corresponding Standard containing updated information on the usage of streams will likely be adopted at a future time.</text:p>
      <text:h text:style-name="P73" text:outline-level="3">Write Stream Reply</text:h>
      <text:p text:style-name="P45">Stream support within the OpenLCB Memory Configuration Protocol is considered experimental. <text:s/>A version of this Technical Note and corresponding Standard containing updated information on the usage of streams will likely be adopted at a future time.</text:p>
      <text:h text:style-name="P74" text:outline-level="3">Get Configuration Options Command</text:h>
      <text:p text:style-name="P47">See section <text:bookmark-ref text:reference-format="chapter" text:ref-name="__RefHeading__21986_548527705">2.4.14</text:bookmark-ref><text:s/><text:bookmark-ref text:reference-format="text" text:ref-name="__RefHeading__21986_548527705">Get Configuration Options Reply</text:bookmark-ref><text:s/>for additional information.</text:p>
      <text:h text:style-name="P74" text:outline-level="3"><text:bookmark-start text:name="__RefHeading__21986_548527705"/>Get Configuration Options Reply<text:bookmark-end text:name="__RefHeading__21986_548527705"/></text:h>
      <text:p text:style-name="P52">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change-start text:change-id="ct105553187088224"/></text:p>
      <text:p text:style-name="P100">The bits marked as <text:span text:style-name="T11">“reserved, must be ignored on receipt and sent as one” were previously assigned to functionality which is no longer in use. Existi</text:span><text:change-end text:change-id="ct105553187088224"/><text:change-start text:change-id="ct105553187094768"/><text:span text:style-name="T11">ng nodes sent one bits for those functions. </text:span><text:span text:style-name="T14">These bits</text:span><text:span text:style-name="T11"> have been reserved to “send as one” to preserve the option of assigning some future function to the sending of zero bits </text:span><text:span text:style-name="T14">in these positions.</text:span><text:change-end text:change-id="ct105553187094768"/></text:p>
      <text:h text:style-name="P75" text:outline-level="3">Get Address Space Information Command</text:h>
      <text:p text:style-name="P48">See section <text:bookmark-ref text:reference-format="chapter" text:ref-name="__RefHeading__22052_548527705">2.4.16</text:bookmark-ref><text:s/><text:bookmark-ref text:reference-format="text" text:ref-name="__RefHeading__22052_548527705">Get Address Space Information Reply</text:bookmark-ref><text:s/>for additional information.</text:p>
      <text:h text:style-name="P75" text:outline-level="3"><text:bookmark-start text:name="__RefHeading__22052_548527705"/>Get Address Space Information Reply<text:bookmark-end text:name="__RefHeading__22052_548527705"/></text:h>
      <text:p text:style-name="P52">To ease automated access, a configuring node can inquire about the address spaces in the being-configured node. Whether or not the address space is present, a reply is required.</text:p>
      <text:h text:style-name="P76" text:outline-level="3"><text:bookmark-start text:name="__RefHeading__22123_548527705"/>Lock/Reserve Command<text:bookmark-end text:name="__RefHeading__22123_548527705"/></text:h>
      <text:p text:style-name="P52">Although nodes can be configured by multiple other nodes, this can also lead to inconsistencies. The optional Lock/Release command can be used to avoid this.</text:p>
      <text:h text:style-name="P76" text:outline-level="3">Lock/Reserve Reply</text:h>
      <text:p text:style-name="P49">See section <text:bookmark-ref text:reference-format="chapter" text:ref-name="__RefHeading__22123_548527705">2.4.17</text:bookmark-ref><text:s/><text:bookmark-ref text:reference-format="text" text:ref-name="__RefHeading__22123_548527705">Lock/Reserve Command</text:bookmark-ref><text:s/>for additional information.</text:p>
      <text:h text:style-name="P77" text:outline-level="3"><text:bookmark-start text:name="__RefHeading__22341_548527705"/>Get Unique ID Command<text:bookmark-end text:name="__RefHeading__22341_548527705"/></text:h>
      <text:p text:style-name="P25">Event IDs are considered to be 'virgin' until they are taught to another node. <text:s/>Learned Event IDs are not virgin by definition, since they are shared by the taught node and by the node that did <text:span text:style-name="T9">the</text:span> teaching. <text:s/></text:p>
      <text:p text:style-name="P25"><text:span text:style-name="T32">This command is used to obtain new virgin Event IDs and return them to </text:span><text:span text:style-name="T10">the</text:span><text:span text:style-name="T32"> requesting node. <text:s/>The node should draw these from some pool of unique virgin Event IDs. <text:s/>This may be from </text:span><text:span text:style-name="T10">the</text:span><text:span text:style-name="T32"> 64k Event IDs assigned to </text:span><text:span text:style-name="T10">the</text:span><text:span text:style-name="T32"> node associated with its Node ID, or some other pool, but it must maintain the uniqueness of </text:span><text:span text:style-name="T10">the</text:span><text:span text:style-name="T32"> Event IDs. <text:s/>If the node maintains a counter or pointer to the pool, then the value of this variable must be maintained even if </text:span><text:span text:style-name="T10">the</text:span><text:span text:style-name="T32"> node goes through a reboot or reset. <text:s/>This means that its value must be keep in non-volatile memory. <text:s/></text:span></text:p>
      <text:p text:style-name="P25"><text:span text:style-name="T32">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text:span><text:soft-page-break/><text:span text:style-name="T32">IDs, and a reusable range of Event IDs, for example time-events. <text:s/>If this protocol is not implemented, but a button method is used, then </text:span><text:span text:style-name="T10">other</text:span><text:span text:style-name="T32"> methods, such as the Remote Button Protocol might be used to allow this function remotely. <text:s/></text:span></text:p>
      <text:p text:style-name="P27">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25">Once Event IDs are taught, they represent an abstract idea, although that idea may <text:span text:style-name="T5">certainly </text:span>have concrete consequences. <text:s/>For example, the abstract idea “Night has fallen” <text:span text:style-name="T5">can be</text:span> <text:span text:style-name="T5">represented </text:span>by a shared Event ID between many nodes, <text:span text:style-name="T5">and sending it can have many consequences</text:span>. <text:s/>The important point is that Event ID <text:span text:style-name="T33">cannot</text:span><text:span text:style-name="T34"> be used for </text:span><text:span text:style-name="T35">any other</text:span><text:span text:style-name="T34"> </text:span><text:span text:style-name="T35">idea or </text:span><text:span text:style-name="T34">purpose, unless it is removed from </text:span><text:span text:style-name="T33">all</text:span><text:span text:style-name="T34"> nodes that use it. <text:s/></text:span><text:span text:style-name="T35">That</text:span><text:span text:style-name="T34"> may be possible </text:span><text:span text:style-name="T35">i</text:span><text:span text:style-name="T34">n a closed system, like a private layout, especially with </text:span><text:span text:style-name="T35">the appropriate</text:span><text:span text:style-name="T34"> software tools. <text:s/>However, not all systems are closed and not all nodes are reachable or active. <text:s/>Consider a node </text:span><text:span text:style-name="T35">that is non-powered, or one </text:span><text:span text:style-name="T34">on </text:span><text:span text:style-name="T6">the</text:span><text:span text:style-name="T34"> work-bench, or </text:span><text:span text:style-name="T35">even more important </text:span><text:span text:style-name="T6">the</text:span><text:span text:style-name="T34"> </text:span><text:span text:style-name="T35">one</text:span><text:span text:style-name="T34"> </text:span><text:span text:style-name="T35">that </text:span><text:span text:style-name="T34">you sold. <text:s/>The “Night has fallen” Event ID may still be used by </text:span><text:span text:style-name="T35">any of those</text:span><text:span text:style-name="T34"> nodes, and the</text:span><text:span text:style-name="T35">y </text:span><text:span text:style-name="T34"><text:s/></text:span><text:span text:style-name="T35">can be used to teach it to yet </text:span><text:span text:style-name="T34">more nodes. <text:s/>So, in general, it is much safer </text:span><text:span text:style-name="T35">to have</text:span><text:span text:style-name="T34"> </text:span><text:span text:style-name="T6">other</text:span><text:span text:style-name="T34"> mechanisms </text:span><text:span text:style-name="T35">available </text:span><text:span text:style-name="T34">to prevent </text:span><text:span text:style-name="T35">any </text:span><text:span text:style-name="T34">inadvertent reuse of Event IDs. <text:s/></text:span></text:p>
      <text:p text:style-name="P25"><text:span text:style-name="T34">One method is to provide </text:span><text:span text:style-name="T35">a mechanism</text:span><text:span text:style-name="T34"> to reset the node such that all </text:span><text:span text:style-name="T35">its </text:span><text:span text:style-name="T34">Event IDs are replaced by a set of </text:span><text:span text:style-name="T35">new </text:span><text:span text:style-name="T34">virgin Event IDs. <text:s/>For small nodes that use 2-100 Event IDs this is reaso</text:span><text:span text:style-name="T35">n</text:span><text:span text:style-name="T34">able. <text:s/>Each node ha</text:span><text:span text:style-name="T35">s</text:span><text:span text:style-name="T34"> 64k Event IDs assigned to it, </text:span><text:span text:style-name="T35">and </text:span><text:span text:style-name="T34">so these </text:span><text:span text:style-name="T35">nodes </text:span><text:span text:style-name="T34">can be reset 600-</text:span><text:span text:style-name="T35">30</text:span><text:span text:style-name="T34">k times before running out of virgin Event IDs. <text:s/></text:span></text:p>
      <text:p text:style-name="P25"><text:span text:style-name="T34">Another method, that is more frugal of Event IDs, is to only replace non-virgin Event IDs, </text:span><text:span text:style-name="T35">i.e., those that have </text:span><text:span text:style-name="T34">been taught or learned, </text:span><text:span text:style-name="T35">on a reset</text:span><text:span text:style-name="T34">. <text:s/></text:span><text:span text:style-name="T35">F</text:span><text:span text:style-name="T34">lag-bits </text:span><text:span text:style-name="T35">would be used </text:span><text:span text:style-name="T34">to remember which ones are non-virgin, </text:span><text:span text:style-name="T35">and thus which need replacing</text:span><text:span text:style-name="T34">. <text:s/></text:span></text:p>
      <text:p text:style-name="P26"><text:span text:style-name="T34">A further sophistication is to use a 'just-in-time' method. <text:s text:c="2"/>Each Event ID would be flagged as virgin or non-virgin. <text:s/>When the node was to teach a non-virgin Event-ID, it would be replaced with a new virgin one before </text:span><text:span text:style-name="T6">the</text:span><text:span text:style-name="T34"> teaching occurred. <text:s/>The disadvantage to this method is that an EventID would only be able to be taught once, whereas there are situations where it </text:span><text:span text:style-name="T35">is desired to </text:span><text:span text:style-name="T34">extend an abstract idea to additional nodes. <text:s/>Unfortunately</text:span><text:span text:style-name="T6">, by definition these Event IDs would </text:span><text:span text:style-name="T7">already </text:span><text:span text:style-name="T6">be considered non-virgin and would be replaced </text:span><text:span text:style-name="T7">by a new virgin Event ID</text:span><text:span text:style-name="T6">. <text:s text:c="2"/></text:span><text:span text:style-name="T7">This could be mitigated by a more</text:span><text:span text:style-name="T6"> complicated UI, but it would likely </text:span><text:span text:style-name="T7">be </text:span><text:span text:style-name="T6">confusing to </text:span><text:span text:style-name="T7">t</text:span><text:span text:style-name="T6">he user.</text:span></text:p>
      <text:p text:style-name="P26"><text:span text:style-name="T8">Note that all mechanism for tracking Event IDs being “virgin” is dependent on the sole use of the teach/learn protocol. As soon as a Configuration Tool reads the CDI and uses it to display the event IDs to the user, there is no way for the node to keep track of the user copy-pasting the Event ID to some other node, or writing it down.</text:span><text:span text:style-name="T6"> <text:s/></text:span></text:p>
      <text:p text:style-name="P25"><text:span text:style-name="T5">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text:style-name="L6">
        <text:list-item>
          <text:p text:style-name="P88">Mark the affected Producers / Consumers with Event ID of zero, hence making them unusable;</text:p>
        </text:list-item>
        <text:list-item>
          <text:p text:style-name="P89"><text:span text:style-name="T41">R</text:span>eply <text:span text:style-name="T36">using a</text:span> Datagram Rejected <text:span text:style-name="T36">message with</text:span> permanent error <text:span text:style-name="T36">for subsequent requests;</text:span></text:p>
        </text:list-item>
        <text:list-item>
          <text:p text:style-name="P89"><text:soft-page-break/><text:span text:style-name="T41">P</text:span>ermanently stop working (never announce as initialized);</text:p>
        </text:list-item>
        <text:list-item>
          <text:p text:style-name="P90">Allow for manual user intervention to reset, or reassign the Unique ID space in the node.</text:p>
        </text:list-item>
      </text:list>
      <text:p text:style-name="P25">However <text:span text:style-name="T37">this is managed, the implementation </text:span>must ensure that non-virgin event IDs are not re-used. <text:s/></text:p>
      <text:p text:style-name="P28">Solutions to the above limitations include: </text:p>
      <text:list text:style-name="L7">
        <text:list-item>
          <text:p text:style-name="P91"><text:span text:style-name="T41">Design the node with </text:span>more than 64k Event IDs, by using some of <text:span text:style-name="T9">the</text:span> Node ID bits to extend the Event ID space. <text:s/>For example a node that is assigned a range of Node IDs, say a.b.c.d.e.00 – a.b.c.d.e.FF could use 256x64k Event IDs; </text:p>
        </text:list-item>
        <text:list-item>
          <text:p text:style-name="P92"><text:span text:style-name="T43">Teach</text:span><text:span text:style-name="T42"> </text:span><text:span text:style-name="T43">an</text:span><text:span text:style-name="T42"> </text:span><text:span text:style-name="T43">E</text:span><text:span text:style-name="T42">vent </text:span><text:span text:style-name="T43">ID</text:span><text:span text:style-name="T42"> from another node (which has not run out of its space yet); </text:span></text:p>
        </text:list-item>
        <text:list-item>
          <text:p text:style-name="P93">Overwrite the zero Event ID <text:span text:style-name="T45">using</text:span> a configuration tool <text:span text:style-name="T45">with a value</text:span> from another pool assigned to you.</text:p>
        </text:list-item>
      </text:list>
      <text:h text:style-name="P78" text:outline-level="3">Get Unique ID Reply</text:h>
      <text:p text:style-name="P50">See section <text:bookmark-ref text:reference-format="chapter" text:ref-name="__RefHeading__22341_548527705">2.4.19</text:bookmark-ref><text:s/><text:bookmark-ref text:reference-format="text" text:ref-name="__RefHeading__22341_548527705">Get Unique ID Command</text:bookmark-ref><text:s/>for additional information.</text:p>
      <text:h text:style-name="P79" text:outline-level="3"><text:bookmark-start text:name="__RefHeading__6949_1279031061"/>Unfreeze Command<text:bookmark-end text:name="__RefHeading__6949_1279031061"/></text:h>
      <text:p text:style-name="P29">The Freeze and Unfreeze commands intend to notify the target node that a sequence of configuration changes shall be applied atomically, and that the node is not expected to perform its regular operations during the time these configuration changes are downloaded and applied to the node. The expected sequence is that the Configuration Tool sends a Freeze command for the given address space, then some amount of writes, and finishes with an Unfreeze command.</text:p>
      <text:p text:style-name="P29">Wrapping configuration changes with Freeze/Unfreeze shall be used by the Configuration Tool if and only if a specific higher level standard or specification requires so. This provision is present so as to explicitly specify which set of configuration changes require the use of Freeze/Unfreeze and not need to have the Configuration Tools or end-users be burdened with figuring out or guessing whether a given configuration change needs Freeze / Unfreeze.</text:p>
      <text:p text:style-name="P30">There is no requirement <text:span text:style-name="T15">in this standard </text:span>on the Target Node on what to do or how to process the Freeze / Unfreeze <text:span text:style-name="T15">command. All such requirements, if any, will be coming from the application specific standard. In general the Freeze command notifies the target node that it shall prepare for the atomic configuration change, with the understanding that the node's user-visible operation may be suspended for the duration of the changes. The Unfreeze command notifies the Target Node that the sequence of atomic changes has ended, and it shall resume normal operation.</text:span></text:p>
      <text:p text:style-name="P29">An example such application is Firmware Upgrade, <text:span text:style-name="T15">as specified by the Firmware Upgrade Standard</text:span>. <text:span text:style-name="T15">For purposes of replacing the node's firmware, the Freeze command will typically be implemented by the Target Node by rebooting into a secondary firmware; the subsequent changes applied will overwrite the primary firmware; the Unfreeze command will cause a reboot into the freshly updated primary firmware and/or consistency checks on the received primary firmware.</text:span></text:p>
      <text:p text:style-name="P54">As the Freeze and Unfreeze commands may have valid implementations with the side effect of rebooting the Target Node, there is no requirement that a proper Datagram <text:span text:style-name="T46">Received OK a</text:span>cknowledgement be sent back to the Configuration Tool. The Configuration Tool shall watch the network for Node Initialization Complete messages and interpret them as positive acknowledgement.</text:p>
      <text:p text:style-name="P55"><text:soft-page-break/>The Freeze and Unfreeze commands carry an Address Space identifier to allow the different higher-level protocols to be disambiguated from each other by allocating a dedicated Address Space identifier for them.</text:p>
      <text:h text:style-name="P79" text:outline-level="3">Freeze Command</text:h>
      <text:p text:style-name="P29">See Section <text:bookmark-ref text:reference-format="number" text:ref-name="__RefHeading__6949_1279031061"> 2.4.21 </text:bookmark-ref><text:s/><text:bookmark-ref text:reference-format="text" text:ref-name="__RefHeading__6949_1279031061">Unfreeze Command</text:bookmark-ref><text:s/>for additional information.</text:p>
      <text:h text:style-name="P80" text:outline-level="3">Update Complete Command</text:h>
      <text:p text:style-name="P32">The configuration protocol does not specify the meaning of the transferred data. In particular, it doesn't specify <text:span text:style-name="T19">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81" text:outline-level="3">Reset/Reboot Command</text:h>
      <text:p text:style-name="P31">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81" text:outline-level="3">Reinitialize/Factory Reset Command</text:h>
      <text:p text:style-name="P51">This is a heavy-weight operation which may require some form of interlock, e.g. the user pressing a button, to prevent inadvertent data loss. As a small safety precaution, the Node ID of the no<text:span text:style-name="T38">d</text:span>e being reset is redundantly carried in the data part of the datagram.</text:p>
      <text:p text:style-name="P31">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11">new</text:span> Unique ID pool into the node, or use some other unprescribed method to handle (or not handle) potential conflicts as a result of the reset.</text:p>
      <text:h text:style-name="Heading_20_1" text:outline-level="1">General</text:h>
      <text:h text:style-name="Heading_20_2" text:outline-level="2">Environment of Protocol</text:h>
      <text:h text:style-name="Heading_20_3" text:outline-level="3">Requirements</text:h>
      <text:list text:style-name="L8">
        <text:list-item>
          <text:p text:style-name="P94">Nodes must carry enough context that a stand-alone configuration tool can provide a useful human interface without getting any data from an external source, e.g. needing an Internet download to handle a new node type.</text:p>
        </text:list-item>
        <text:list-item>
          <text:p text:style-name="P94">It must be possible to configure a node entirely over the OpenLCB, without physical interactions, e.g. pushing buttons. This configuration must be compatible with local configuration, including e.g. the Blue/Gold method.</text:p>
        </text:list-item>
        <text:list-item>
          <text:p text:style-name="P94">It must be possible to configure one or more nodes while the rest of the OpenLCB is operating normally.</text:p>
        </text:list-item>
        <text:list-item>
          <text:p text:style-name="P94">It must be possible to read, store, and reload the configuration of a node.</text:p>
        </text:list-item>
      </text:list>
      <text:h text:style-name="Heading_20_3" text:outline-level="3"><text:soft-page-break/>Preferences</text:h>
      <text:list text:style-name="L9">
        <text:list-item>
          <text:p text:style-name="P95">Small nodes shouldn't need a lot of processing power, e.g. to compress or decompress data in real time. Memory usage should also be limited, but is a second priority.</text:p>
        </text:list-item>
        <text:list-item>
          <text:p text:style-name="P95">Configuration operations should be state-less and idempotent to simplify software at both ends.</text:p>
        </text:list-item>
        <text:list-item>
          <text:p text:style-name="P95">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95">For efficiency, atomic reads or writes of small amounts of data should fit into a single-frame CAN datagram. Single-bit writes also add efficiency. </text:p>
        </text:list-item>
        <text:list-item>
          <text:p text:style-name="P95">Multiple address spaces make it easier to handle multiple types of data.</text:p>
        </text:list-item>
        <text:list-item>
          <text:p text:style-name="P95">For large transfers, it's desirable to be able to use streams. Not all nodes support them, though, so it must be possible to <text:span text:style-name="T31">I</text:span>nquire about capabilities.</text:p>
        </text:list-item>
        <text:list-item>
          <text:p text:style-name="P95">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44">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Large write via stream</text:h>
      <text:p text:style-name="P44">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P19">Read [d] →</text:p>
      <text:p text:style-name="P19">← datagram reply</text:p>
      <text:p text:style-name="P19">← Read Reply [d]</text:p>
      <text:p text:style-name="P19">Read [d] →</text:p>
      <text:p text:style-name="P19">datagram reply →</text:p>
      <text:p text:style-name="P20">← datagram reply</text:p>
      <text:p text:style-name="P22">← Read Reply [d]</text:p>
      <text:p text:style-name="Standard">datagram reply →</text:p>
      <text:p text:style-name="Standard">Note that the 2<text:span text:style-name="T18">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19">Read [d] →</text:p>
      <text:p text:style-name="P19">← datagram reply</text:p>
      <text:p text:style-name="P19">← Read Reply [d]</text:p>
      <text:p text:style-name="P19">Read [d] →</text:p>
      <text:p text:style-name="P19">← datagram negative reply (reject, no buffer, please resend)</text:p>
      <text:p text:style-name="P19">datagram reply →</text:p>
      <text:p text:style-name="P19">Read [d] (retransmit) →</text:p>
      <text:p text:style-name="P19">← datagram reply</text:p>
      <text:p text:style-name="P19">←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31">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ext:soft-page-break/>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P56">The stream protocol is meant for large reads and writes, but the datagram protocol can also work well on a single CAN segment. The difference in performance comes from <text:span text:style-name="T47">a number of factors:</text:span></text:p>
      <text:list text:style-name="L10">
        <text:list-item>
          <text:p text:style-name="P96">Stream buffers may often be larger than datagram sizes.</text:p>
        </text:list-item>
        <text:list-item>
          <text:p text:style-name="P96">The header information for reads/writes only needs to be transmitted once for streams (no matter how many buffer-size the transfer is), but once for every datagram.</text:p>
        </text:list-item>
        <text:list-item>
          <text:p text:style-name="P97">Streams have one byte less data per CAN frame than datagrams. This is approximately the same overhead as 64-byte datagrams' headers.</text:p>
        </text:list-item>
        <text:list-item>
          <text:p text:style-name="P98">The setup cost of a stream is higher than a single datagram, so very short transfers are not efficient using datagrams.</text:p>
        </text:list-item>
        <text:list-item>
          <text:p text:style-name="P98">The number of roundtrips per kB of data transmitted is significantly lower using streams than datagrams. This has a huge impact on transfer rate if the originating and the terminating node is NOT on the same CAN segment, but have to traverse routers, gateways and high-latency links (e.g. wireless or links over the Internet), since for each direction change in the traffic there is no transfer during one round-trip-time length of time. Queues in gateway between busy segments will aggravate the deficiency of datagrams here.</text:p>
        </text:list-item>
      </text:list>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s/>1 Introduction<text:tab/>1</text:p>
          <text:p text:style-name="P63"><text:s/>2 Annotations to the Standard<text:tab/>1</text:p>
          <text:p text:style-name="P62"><text:s/>2.1 Introduction<text:tab/>1</text:p>
          <text:p text:style-name="P62"><text:s/>2.2 Intended Use<text:tab/>1</text:p>
          <text:p text:style-name="P62"><text:s/>2.3 Reference and Context<text:tab/>1</text:p>
          <text:p text:style-name="P62"><text:s/>2.4 Message Formats<text:tab/>1</text:p>
          <text:p text:style-name="P61"><text:s/>2.4.1 Address Space Size<text:tab/>2</text:p>
          <text:p text:style-name="P61"><text:s/>2.4.2 Address Space Selection<text:tab/>3</text:p>
          <text:p text:style-name="P61"><text:s/>2.4.3 Generic Error Handling<text:tab/>3</text:p>
          <text:p text:style-name="P61"><text:s/>2.4.4 Read Command<text:tab/>3</text:p>
          <text:p text:style-name="P61"><text:s/>2.4.5 Read Reply<text:tab/>4</text:p>
          <text:p text:style-name="P61"><text:s/>2.4.6 Read Stream Command<text:tab/>5</text:p>
          <text:p text:style-name="P61"><text:s/>2.4.7 Read Stream Reply<text:tab/>5</text:p>
          <text:p text:style-name="P61"><text:s/>2.4.8 Write Command<text:tab/>6</text:p>
          <text:p text:style-name="P61"><text:s/>2.4.9 Write Reply<text:tab/>6</text:p>
          <text:p text:style-name="P61"><text:s/>2.4.10 Write Under Mask Command<text:tab/>7</text:p>
          <text:p text:style-name="P61"><text:s/>2.4.11 Write Stream Command<text:tab/>8</text:p>
          <text:p text:style-name="P61"><text:s/>2.4.12 Write Stream Reply<text:tab/>8</text:p>
          <text:p text:style-name="P61"><text:s/>2.4.13 Get Configuration Options Command<text:tab/>8</text:p>
          <text:p text:style-name="P61"><text:s/>2.4.14 Get Configuration Options Reply<text:tab/>8</text:p>
          <text:p text:style-name="P61"><text:s/>2.4.15 Get Address Space Information Command<text:tab/>8</text:p>
          <text:p text:style-name="P61"><text:s/>2.4.16 Get Address Space Information Reply<text:tab/>8</text:p>
          <text:p text:style-name="P61"><text:s/>2.4.17 Lock/Reserve Command<text:tab/>8</text:p>
          <text:p text:style-name="P61"><text:s/>2.4.18 Lock/Reserve Reply<text:tab/>8</text:p>
          <text:p text:style-name="P61"><text:s/>2.4.19 Get Unique ID Command<text:tab/>8</text:p>
          <text:p text:style-name="P61"><text:s/>2.4.20 Get Unique ID Reply<text:tab/>10</text:p>
          <text:p text:style-name="P61"><text:s/>2.4.21 Unfreeze Command<text:tab/>10</text:p>
          <text:p text:style-name="P61"><text:s/>2.4.22 Freeze Command<text:tab/>11</text:p>
          <text:p text:style-name="P61"><text:s/>2.4.23 Update Complete Command<text:tab/>11</text:p>
          <text:p text:style-name="P61"><text:s/>2.4.24 Reset/Reboot Command<text:tab/>11</text:p>
          <text:p text:style-name="P61"><text:s/>2.4.25 Reinitialize/Factory Reset Command<text:tab/>11</text:p>
          <text:p text:style-name="P63"><text:s/>3 General<text:tab/>11</text:p>
          <text:p text:style-name="P62"><text:s/>3.1 Environment of Protocol<text:tab/>11</text:p>
          <text:p text:style-name="P61"><text:s/>3.1.1 Requirements<text:tab/>11</text:p>
          <text:p text:style-name="P61"><text:s/>3.1.2 Preferences<text:tab/>11</text:p>
          <text:p text:style-name="P61"><text:s/>3.1.3 Design Points<text:tab/>12</text:p>
          <text:p text:style-name="P60"><text:s/>3.1.3.1 Large read via stream<text:tab/>12</text:p>
          <text:p text:style-name="P60"><text:s/>3.1.3.2 Large write via stream<text:tab/>12</text:p>
          <text:p text:style-name="P60"><text:s/>3.1.3.3 Performance Note<text:tab/>13</text:p>
          <text:p text:style-name="P60"><text:s/>3.1.3.4 Delays Due to Non-Volatile Memory<text:tab/>13</text:p>
          <text:p text:style-name="P61"><text:s/>3.1.4 Large Volume Operations<text:tab/>14</text:p>
        </text:index-body>
      </text:table-of-content>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4cb3b9"/>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f2d4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4cb3b9"/>
    </style:style>
    <style:style style:name="MT1" style:family="text">
      <style:text-properties fo:font-size="8pt" officeooo:rsid="0016888d" style:font-size-asian="8pt" style:font-size-complex="8pt"/>
    </style:style>
    <style:style style:name="MT2" style:family="text">
      <style:text-properties fo:font-size="8pt" officeooo:rsid="002f2d45"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mory Configuration Technical Not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5</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Technical Note</dc:title>
    <meta:initial-creator>Alex Shepherd</meta:initial-creator>
    <meta:creation-date>2009-01-22T07:11:27</meta:creation-date>
    <meta:editing-cycles>178</meta:editing-cycles>
    <meta:editing-duration>P1DT8H43M12S</meta:editing-duration>
    <meta:generator>LibreOffice/7.4.6.2$MacOSX_X86_64 LibreOffice_project/5b1f5509c2decdade7fda905e3e1429a67acd63d</meta:generator>
    <dc:date>2023-03-31T19:02:24.196037253</dc:date>
    <dc:creator>Bob Jacobsen</dc:creator>
    <meta:document-statistic meta:table-count="3" meta:image-count="4" meta:object-count="0" meta:page-count="15" meta:paragraph-count="275" meta:word-count="5110" meta:character-count="31205" meta:non-whitespace-character-count="26194"/>
    <meta:user-defined meta:name="OLCBdate">Apr 25, 2021</meta:user-defined>
    <meta:user-defined meta:name="OLCBstatus">Adopted</meta:user-defined>
    <meta:user-defined meta:name="OLCByear">2021</meta:user-defined>
  </office:meta>
</office:document-meta>
</file>